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322.89pt"/>
    </style:style>
    <style:style style:name="co4" style:family="table-column">
      <style:table-column-properties fo:break-before="auto" style:column-width="519.76pt"/>
    </style:style>
    <style:style style:name="co5" style:family="table-column">
      <style:table-column-properties fo:break-before="auto" style:column-width="428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nyfpga-raspi-romi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table:number-columns-repeated="2"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Connector_PinSocket_2.54mm:PinSocket_2x20_P2.54mm_Horizont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INYFPGA_J1</text:p>
          </table:table-cell>
          <table:table-cell office:value-type="string" calcext:value-type="string">
            <text:p>Connector_PinSocket_2.54mm:PinSocket_1x14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INYFPGA_J2</text:p>
          </table:table-cell>
          <table:table-cell office:value-type="string" calcext:value-type="string">
            <text:p>Connector_PinSocket_2.54mm:PinSocket_1x14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INYFPGA_J4</text:p>
          </table:table-cell>
          <table:table-cell office:value-type="string" calcext:value-type="string">
            <text:p>Connector_PinSocket_2.54mm:PinSocket_2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INYFPGA_J5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KR-T_3-W12-C</text:p>
          </table:table-cell>
          <table:table-cell office:value-type="string" calcext:value-type="string">
            <text:p>custom:Murata_OKR-T-3_P73</text:p>
          </table:table-cell>
          <table:table-cell office:value-type="string" calcext:value-type="string">
            <text:p>https://power.murata.com/data/power/okr-t3-w12.pdf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AT24C12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onsemi.com/pub/Collateral/CAT24C128-D.PDF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BJ5.0A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https://www.littelfuse.com/~/media/electronics/datasheets/tvs_diodes/littelfuse_tvs_diode_smbj_datasheet.pdf.pdf</text:p>
          </table:table-cell>
          <table:table-cell office:value-type="string" calcext:value-type="string">
            <text:p>https://media.digikey.com/pdf/Data%20Sheets/Littelfuse%20PDFs/SMBJ_Series_Marking.pdf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FUSE_JUMP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WP_JUMP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SONAR_LEF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SONAR_RIGHT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PWR_SEL1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PWR_SEL0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Clea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7000.pdf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ROMI_MOTOR_DRIV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ROMI_ENC_RIGHT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ROMI_ENC_LEFT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Rect_L4.0mm_W2.5mm_P2.5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QTR_RIGHT</text:p>
          </table:table-cell>
          <table:table-cell office:value-type="string" calcext:value-type="string">
            <text:p>Connector_PinSocket_2.54mm:PinSocket_2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QTR_LEFT</text:p>
          </table:table-cell>
          <table:table-cell office:value-type="string" calcext:value-type="string">
            <text:p>Connector_PinSocket_2.54mm:PinSocket_2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ON_OFF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ROMI_POWER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ROMI_VSW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<text:s/>MF-MSMF250/16X-2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30T02:14:44.721538679</dc:date>
    <meta:editing-duration>PT2M38S</meta:editing-duration>
    <meta:editing-cycles>1</meta:editing-cycles>
    <meta:document-statistic meta:table-count="1" meta:cell-count="314" meta:object-count="0"/>
    <meta:generator>LibreOffice/6.2.4.2.0$Linux_X86_64 LibreOffice_project/20$Build-2</meta:generator>
  </office:meta>
</office:document-meta>
</file>